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fb84" officeooo:paragraph-rsid="0003fb84"/>
    </style:style>
    <style:style style:name="P2" style:family="paragraph" style:parent-style-name="Standard">
      <style:paragraph-properties fo:text-align="center" style:justify-single-word="false"/>
      <style:text-properties officeooo:rsid="0003fb84" officeooo:paragraph-rsid="0003fb84"/>
    </style:style>
    <style:style style:name="P3" style:family="paragraph" style:parent-style-name="Standard">
      <style:text-properties officeooo:rsid="0005bd75" officeooo:paragraph-rsid="0005bd75"/>
    </style:style>
    <style:style style:name="P4" style:family="paragraph" style:parent-style-name="Standard">
      <style:text-properties officeooo:rsid="0005bd75" officeooo:paragraph-rsid="000655a1"/>
    </style:style>
    <style:style style:name="P5" style:family="paragraph" style:parent-style-name="Standard">
      <style:text-properties officeooo:rsid="0007e1d9" officeooo:paragraph-rsid="0008099b"/>
    </style:style>
    <style:style style:name="P6" style:family="paragraph" style:parent-style-name="Standard">
      <style:text-properties fo:font-style="italic" officeooo:rsid="0008099b" officeooo:paragraph-rsid="0008099b" style:font-style-asian="italic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655a1"/>
    </style:style>
    <style:style style:name="T3" style:family="text">
      <style:text-properties style:text-position="sub 58%" officeooo:rsid="0008099b"/>
    </style:style>
    <style:style style:name="T4" style:family="text">
      <style:text-properties officeooo:rsid="0005bd75"/>
    </style:style>
    <style:style style:name="T5" style:family="text">
      <style:text-properties officeooo:rsid="000655a1"/>
    </style:style>
    <style:style style:name="T6" style:family="text">
      <style:text-properties officeooo:rsid="00080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rging of path generators</text:p>
      <text:p text:style-name="P2">by Sven Nilsen, 2017</text:p>
      <text:p text:style-name="P1"/>
      <text:p text:style-name="P1">By interpreting paths as partial function <text:span text:style-name="T6">products</text:span>, it is possible to derive rules for merging path generators. In general <text:span text:style-name="T4">for asymmetric path semantics</text:span>, using Nilsen cartesian product notation:</text:p>
      <text:p text:style-name="P1"/>
      <text:p text:style-name="P1"><text:tab/>f[g<text:span text:style-name="T1">i→n</text:span>][h<text:span text:style-name="T1">i→n</text:span>] &lt;=&gt; f[h<text:span text:style-name="T1">i</text:span> · g<text:span text:style-name="T1">i</text:span> → h<text:span text:style-name="T1">n</text:span> · g<text:span text:style-name="T1">n</text:span>]</text:p>
      <text:p text:style-name="P1"/>
      <text:p text:style-name="P1">A short hand version can be written as:</text:p>
      <text:p text:style-name="P1"/>
      <text:p text:style-name="P1"><text:tab/>f[g<text:span text:style-name="T1">i→n</text:span>][h<text:span text:style-name="T1">i→n</text:span>] &lt;=&gt; f[(h·g)<text:span text:style-name="T1">i→n</text:span>]</text:p>
      <text:p text:style-name="P1"/>
      <text:p text:style-name="P3">This is easily convertible to symmetric form, by erasing index information.</text:p>
      <text:p text:style-name="P3"/>
      <text:p text:style-name="P4">Intuitively, if `g<text:span text:style-name="T1">in</text:span>: A<text:span text:style-name="T1">in</text:span> → B<text:span text:style-name="T1">in</text:span>` and `h<text:span text:style-name="T1">in</text:span>: B<text:span text:style-name="T1">in</text:span> → C<text:span text:style-name="T1">in</text:span>` <text:span text:style-name="T5">then `(h·g)</text:span><text:span text:style-name="T2">in</text:span><text:span text:style-name="T5">: A</text:span><text:span text:style-name="T2">in</text:span><text:span text:style-name="T5"> → C</text:span><text:span text:style-name="T2">in</text:span><text:span text:style-name="T5">`.</text:span></text:p>
      <text:p text:style-name="P4"/>
      <text:p text:style-name="P5">Of course, this depends on whether <text:span text:style-name="T6">both paths `f[g</text:span><text:span text:style-name="T3">i→n</text:span><text:span text:style-name="T6">]` and `f[g</text:span><text:span text:style-name="T3">i→n</text:span><text:span text:style-name="T6">][h</text:span><text:span text:style-name="T3">i→n</text:span><text:span text:style-name="T6">]` exists.</text:span></text:p>
      <text:p text:style-name="P5"/>
      <text:p text:style-name="P6">Merging of path generators corresponds to composition of the generators on partial function produ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11:36.810055000</meta:creation-date>
    <dc:date>2017-03-29T15:05:19.149903000</dc:date>
    <meta:editing-duration>PT12M21S</meta:editing-duration>
    <meta:editing-cycles>1</meta:editing-cycles>
    <meta:document-statistic meta:table-count="0" meta:image-count="0" meta:object-count="0" meta:page-count="1" meta:paragraph-count="10" meta:word-count="109" meta:character-count="687" meta:non-whitespace-character-count="586"/>
    <meta:generator>LibreOffice/5.1.2.2$MacOSX_X86_64 LibreOffice_project/d3bf12ecb743fc0d20e0be0c58ca359301eb705f</meta:generator>
  </office:meta>
</office:document-meta>
</file>